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RF06_summar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_s</text:p>
          </table:table-cell>
          <table:table-cell office:value-type="string" calcext:value-type="string">
            <text:p>AverageLWC_g_m3</text:p>
          </table:table-cell>
          <table:table-cell office:value-type="string" calcext:value-type="string">
            <text:p>Average_meanDiam</text:p>
          </table:table-cell>
          <table:table-cell office:value-type="string" calcext:value-type="string">
            <text:p>AverageLat</text:p>
          </table:table-cell>
          <table:table-cell office:value-type="string" calcext:value-type="string">
            <text:p>AverageLon</text:p>
          </table:table-cell>
          <table:table-cell office:value-type="string" calcext:value-type="string">
            <text:p>AverageAlt</text:p>
          </table:table-cell>
          <table:table-cell office:value-type="string" calcext:value-type="string">
            <text:p>AverageTemp</text:p>
          </table:table-cell>
          <table:table-cell office:value-type="string" calcext:value-type="string">
            <text:p>MaxUpdraft</text:p>
          </table:table-cell>
          <table:table-cell office:value-type="string" calcext:value-type="string">
            <text:p>MeanUpdraft</text:p>
          </table:table-cell>
          <table:table-cell office:value-type="string" calcext:value-type="string">
            <text:p>AbsoluteHumidity</text:p>
          </table:table-cell>
          <table:table-cell office:value-type="string" calcext:value-type="string">
            <text:p>MixingRatio</text:p>
          </table:table-cell>
          <table:table-cell office:value-type="string" calcext:value-type="string">
            <text:p>StaticPres_hPa</text:p>
          </table:table-cell>
          <table:table-cell office:value-type="string" calcext:value-type="string">
            <text:p>InCloud_Flag</text:p>
          </table:table-cell>
          <table:table-cell office:value-type="string" calcext:value-type="string">
            <text:p>HoloData_Flag</text:p>
          </table:table-cell>
          <table:table-cell/>
        </table:table-row>
        <table:table-row table:style-name="ro1">
          <table:table-cell office:value-type="string" calcext:value-type="string">
            <text:p>11-Jun-2021 19:45:49</text:p>
          </table:table-cell>
          <table:table-cell office:value-type="string" calcext:value-type="string">
            <text:p>11-Jun-2021 19:45:52</text:p>
          </table:table-cell>
          <table:table-cell office:value-type="float" office:value="4" calcext:value-type="float">
            <text:p>4</text:p>
          </table:table-cell>
          <table:table-cell office:value-type="float" office:value="0.0143020877148956" calcext:value-type="float">
            <text:p>0.0143020877148956</text:p>
          </table:table-cell>
          <table:table-cell office:value-type="float" office:value="3.3635265827179" calcext:value-type="float">
            <text:p>3.3635265827179</text:p>
          </table:table-cell>
          <table:table-cell office:value-type="float" office:value="38.7472314834595" calcext:value-type="float">
            <text:p>38.7472314834595</text:p>
          </table:table-cell>
          <table:table-cell office:value-type="float" office:value="-97.2349014282227" calcext:value-type="float">
            <text:p>-97.2349014282227</text:p>
          </table:table-cell>
          <table:table-cell office:value-type="float" office:value="3561.51684570312" calcext:value-type="float">
            <text:p>3561.51684570312</text:p>
          </table:table-cell>
          <table:table-cell office:value-type="float" office:value="10.0542459487915" calcext:value-type="float">
            <text:p>10.0542459487915</text:p>
          </table:table-cell>
          <table:table-cell office:value-type="float" office:value="3.91559791564941" calcext:value-type="float">
            <text:p>3.91559791564941</text:p>
          </table:table-cell>
          <table:table-cell office:value-type="float" office:value="3.67075711488724" calcext:value-type="float">
            <text:p>3.6707571148872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667.348709106445" calcext:value-type="float">
            <text:p>667.348709106445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style-name="ce1" office:value-type="string" calcext:value-type="string">
            <text:p>11-Jun-2021 19:57:53</text:p>
          </table:table-cell>
          <table:table-cell table:style-name="ce1" office:value-type="string" calcext:value-type="string">
            <text:p>11-Jun-2021 19:57: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54401688575745" calcext:value-type="float">
            <text:p>1.54401688575745</text:p>
          </table:table-cell>
          <table:table-cell table:style-name="ce1" office:value-type="float" office:value="10.010538482666" calcext:value-type="float">
            <text:p>10.010538482666</text:p>
          </table:table-cell>
          <table:table-cell table:style-name="ce1" office:value-type="float" office:value="38.6355239868164" calcext:value-type="float">
            <text:p>38.6355239868164</text:p>
          </table:table-cell>
          <table:table-cell table:style-name="ce1" office:value-type="float" office:value="-96.8889389038086" calcext:value-type="float">
            <text:p>-96.8889389038086</text:p>
          </table:table-cell>
          <table:table-cell table:style-name="ce1" office:value-type="float" office:value="2715.1375" calcext:value-type="float">
            <text:p>2715.1375</text:p>
          </table:table-cell>
          <table:table-cell table:style-name="ce1" office:value-type="float" office:value="14.8942998886108" calcext:value-type="float">
            <text:p>14.8942998886108</text:p>
          </table:table-cell>
          <table:table-cell table:style-name="ce1" office:value-type="float" office:value="5.40436029434204" calcext:value-type="float">
            <text:p>5.40436029434204</text:p>
          </table:table-cell>
          <table:table-cell table:style-name="ce1" office:value-type="float" office:value="4.06541714668274" calcext:value-type="float">
            <text:p>4.06541714668274</text:p>
          </table:table-cell>
          <table:table-cell table:style-name="ce1" office:value-type="float" office:value="11.8272047042847" calcext:value-type="float">
            <text:p>11.8272047042847</text:p>
          </table:table-cell>
          <table:table-cell table:style-name="ce1" office:value-type="float" office:value="13.5365125656128" calcext:value-type="float">
            <text:p>13.5365125656128</text:p>
          </table:table-cell>
          <table:table-cell table:style-name="ce1" office:value-type="float" office:value="738.158361816406" calcext:value-type="float">
            <text:p>738.158361816406</text:p>
          </table:table-cell>
          <table:table-cell table:number-columns-repeated="2" table:style-name="ce1" office:value-type="string" calcext:value-type="string">
            <text:p>Yes</text:p>
          </table:table-cell>
          <table:table-cell/>
        </table:table-row>
        <table:table-row table:style-name="ro1">
          <table:table-cell table:style-name="ce1" office:value-type="string" calcext:value-type="string">
            <text:p>11-Jun-2021 19:57:59</text:p>
          </table:table-cell>
          <table:table-cell table:style-name="ce1" office:value-type="string" calcext:value-type="string">
            <text:p>11-Jun-2021 19:58: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632188975811" calcext:value-type="float">
            <text:p>1.632188975811</text:p>
          </table:table-cell>
          <table:table-cell table:style-name="ce1" office:value-type="float" office:value="10.1528980731964" calcext:value-type="float">
            <text:p>10.1528980731964</text:p>
          </table:table-cell>
          <table:table-cell table:style-name="ce1" office:value-type="float" office:value="38.6332988739014" calcext:value-type="float">
            <text:p>38.6332988739014</text:p>
          </table:table-cell>
          <table:table-cell table:style-name="ce1" office:value-type="float" office:value="-96.8975086212158" calcext:value-type="float">
            <text:p>-96.8975086212158</text:p>
          </table:table-cell>
          <table:table-cell table:style-name="ce1" office:value-type="float" office:value="2665.86944580078" calcext:value-type="float">
            <text:p>2665.86944580078</text:p>
          </table:table-cell>
          <table:table-cell table:style-name="ce1" office:value-type="float" office:value="15.10830950737" calcext:value-type="float">
            <text:p>15.10830950737</text:p>
          </table:table-cell>
          <table:table-cell table:style-name="ce1" office:value-type="float" office:value="5.14289379119873" calcext:value-type="float">
            <text:p>5.14289379119873</text:p>
          </table:table-cell>
          <table:table-cell table:style-name="ce1" office:value-type="float" office:value="4.09089291095734" calcext:value-type="float">
            <text:p>4.09089291095734</text:p>
          </table:table-cell>
          <table:table-cell table:style-name="ce1" office:value-type="float" office:value="12.5471603870392" calcext:value-type="float">
            <text:p>12.5471603870392</text:p>
          </table:table-cell>
          <table:table-cell table:style-name="ce1" office:value-type="float" office:value="14.3076405525208" calcext:value-type="float">
            <text:p>14.3076405525208</text:p>
          </table:table-cell>
          <table:table-cell table:style-name="ce1" office:value-type="float" office:value="742.350494384766" calcext:value-type="float">
            <text:p>742.350494384766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young cloud</text:p>
          </table:table-cell>
        </table:table-row>
        <table:table-row table:style-name="ro1">
          <table:table-cell office:value-type="string" calcext:value-type="string">
            <text:p>11-Jun-2021 21:28:14</text:p>
          </table:table-cell>
          <table:table-cell office:value-type="string" calcext:value-type="string">
            <text:p>11-Jun-2021 21:28:18</text:p>
          </table:table-cell>
          <table:table-cell office:value-type="float" office:value="5" calcext:value-type="float">
            <text:p>5</text:p>
          </table:table-cell>
          <table:table-cell office:value-type="float" office:value="1.41780080795288" calcext:value-type="float">
            <text:p>1.41780080795288</text:p>
          </table:table-cell>
          <table:table-cell office:value-type="float" office:value="8.50203561782837" calcext:value-type="float">
            <text:p>8.50203561782837</text:p>
          </table:table-cell>
          <table:table-cell office:value-type="float" office:value="38.5710510253906" calcext:value-type="float">
            <text:p>38.5710510253906</text:p>
          </table:table-cell>
          <table:table-cell office:value-type="float" office:value="-97.2268859863281" calcext:value-type="float">
            <text:p>-97.2268859863281</text:p>
          </table:table-cell>
          <table:table-cell office:value-type="float" office:value="2986.91435546875" calcext:value-type="float">
            <text:p>2986.91435546875</text:p>
          </table:table-cell>
          <table:table-cell office:value-type="float" office:value="13.4734706878662" calcext:value-type="float">
            <text:p>13.4734706878662</text:p>
          </table:table-cell>
          <table:table-cell office:value-type="float" office:value="5.77917575836182" calcext:value-type="float">
            <text:p>5.77917575836182</text:p>
          </table:table-cell>
          <table:table-cell office:value-type="float" office:value="4.84782066345215" calcext:value-type="float">
            <text:p>4.84782066345215</text:p>
          </table:table-cell>
          <table:table-cell office:value-type="float" office:value="9.52553539276123" calcext:value-type="float">
            <text:p>9.52553539276123</text:p>
          </table:table-cell>
          <table:table-cell office:value-type="float" office:value="11.1580177307129" calcext:value-type="float">
            <text:p>11.1580177307129</text:p>
          </table:table-cell>
          <table:table-cell office:value-type="float" office:value="715.039733886719" calcext:value-type="float">
            <text:p>715.039733886719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1-Jun-2021 21:28:20</text:p>
          </table:table-cell>
          <table:table-cell office:value-type="string" calcext:value-type="string">
            <text:p>11-Jun-2021 21:28:22</text:p>
          </table:table-cell>
          <table:table-cell office:value-type="float" office:value="3" calcext:value-type="float">
            <text:p>3</text:p>
          </table:table-cell>
          <table:table-cell office:value-type="float" office:value="1.22656377156576" calcext:value-type="float">
            <text:p>1.22656377156576</text:p>
          </table:table-cell>
          <table:table-cell office:value-type="float" office:value="8.38460826873779" calcext:value-type="float">
            <text:p>8.38460826873779</text:p>
          </table:table-cell>
          <table:table-cell office:value-type="float" office:value="38.5739860534668" calcext:value-type="float">
            <text:p>38.5739860534668</text:p>
          </table:table-cell>
          <table:table-cell office:value-type="float" office:value="-97.2206776936849" calcext:value-type="float">
            <text:p>-97.2206776936849</text:p>
          </table:table-cell>
          <table:table-cell office:value-type="float" office:value="2990.89152018229" calcext:value-type="float">
            <text:p>2990.89152018229</text:p>
          </table:table-cell>
          <table:table-cell office:value-type="float" office:value="13.2014668782552" calcext:value-type="float">
            <text:p>13.2014668782552</text:p>
          </table:table-cell>
          <table:table-cell office:value-type="float" office:value="4.55746269226074" calcext:value-type="float">
            <text:p>4.55746269226074</text:p>
          </table:table-cell>
          <table:table-cell office:value-type="float" office:value="4.04053552945455" calcext:value-type="float">
            <text:p>4.04053552945455</text:p>
          </table:table-cell>
          <table:table-cell office:value-type="float" office:value="10.6258859634399" calcext:value-type="float">
            <text:p>10.6258859634399</text:p>
          </table:table-cell>
          <table:table-cell office:value-type="float" office:value="12.4745235443115" calcext:value-type="float">
            <text:p>12.4745235443115</text:p>
          </table:table-cell>
          <table:table-cell office:value-type="float" office:value="714.229187011719" calcext:value-type="float">
            <text:p>714.229187011719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1-Jun-2021 21:38:22</text:p>
          </table:table-cell>
          <table:table-cell office:value-type="string" calcext:value-type="string">
            <text:p>11-Jun-2021 21:38:25</text:p>
          </table:table-cell>
          <table:table-cell office:value-type="float" office:value="4" calcext:value-type="float">
            <text:p>4</text:p>
          </table:table-cell>
          <table:table-cell office:value-type="float" office:value="0.706381857395172" calcext:value-type="float">
            <text:p>0.706381857395172</text:p>
          </table:table-cell>
          <table:table-cell office:value-type="float" office:value="7.6310122013092" calcext:value-type="float">
            <text:p>7.6310122013092</text:p>
          </table:table-cell>
          <table:table-cell office:value-type="float" office:value="38.2987718582153" calcext:value-type="float">
            <text:p>38.2987718582153</text:p>
          </table:table-cell>
          <table:table-cell office:value-type="float" office:value="-96.4427223205566" calcext:value-type="float">
            <text:p>-96.4427223205566</text:p>
          </table:table-cell>
          <table:table-cell office:value-type="float" office:value="2595.29937744141" calcext:value-type="float">
            <text:p>2595.29937744141</text:p>
          </table:table-cell>
          <table:table-cell office:value-type="float" office:value="15.4254033565521" calcext:value-type="float">
            <text:p>15.4254033565521</text:p>
          </table:table-cell>
          <table:table-cell office:value-type="float" office:value="4.98692607879639" calcext:value-type="float">
            <text:p>4.98692607879639</text:p>
          </table:table-cell>
          <table:table-cell office:value-type="float" office:value="4.05435675382614" calcext:value-type="float">
            <text:p>4.05435675382614</text:p>
          </table:table-cell>
          <table:table-cell office:value-type="float" office:value="12.9257299900055" calcext:value-type="float">
            <text:p>12.9257299900055</text:p>
          </table:table-cell>
          <table:table-cell office:value-type="float" office:value="14.6394402980804" calcext:value-type="float">
            <text:p>14.6394402980804</text:p>
          </table:table-cell>
          <table:table-cell office:value-type="float" office:value="748.655426025391" calcext:value-type="float">
            <text:p>748.655426025391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1-Jun-2021 21:42:10</text:p>
          </table:table-cell>
          <table:table-cell office:value-type="string" calcext:value-type="string">
            <text:p>11-Jun-2021 21:42:15</text:p>
          </table:table-cell>
          <table:table-cell office:value-type="float" office:value="6" calcext:value-type="float">
            <text:p>6</text:p>
          </table:table-cell>
          <table:table-cell office:value-type="float" office:value="0.400416488448779" calcext:value-type="float">
            <text:p>0.400416488448779</text:p>
          </table:table-cell>
          <table:table-cell office:value-type="float" office:value="6.87682628631592" calcext:value-type="float">
            <text:p>6.87682628631592</text:p>
          </table:table-cell>
          <table:table-cell office:value-type="float" office:value="38.1737016042074" calcext:value-type="float">
            <text:p>38.1737016042074</text:p>
          </table:table-cell>
          <table:table-cell office:value-type="float" office:value="-96.2017860412598" calcext:value-type="float">
            <text:p>-96.2017860412598</text:p>
          </table:table-cell>
          <table:table-cell office:value-type="float" office:value="2583.80777994792" calcext:value-type="float">
            <text:p>2583.80777994792</text:p>
          </table:table-cell>
          <table:table-cell office:value-type="float" office:value="14.8166084289551" calcext:value-type="float">
            <text:p>14.8166084289551</text:p>
          </table:table-cell>
          <table:table-cell office:value-type="float" office:value="4.19913244247437" calcext:value-type="float">
            <text:p>4.19913244247437</text:p>
          </table:table-cell>
          <table:table-cell office:value-type="float" office:value="3.71972199281057" calcext:value-type="float">
            <text:p>3.71972199281057</text:p>
          </table:table-cell>
          <table:table-cell office:value-type="float" office:value="12.3463263511658" calcext:value-type="float">
            <text:p>12.3463263511658</text:p>
          </table:table-cell>
          <table:table-cell office:value-type="float" office:value="13.9089941978455" calcext:value-type="float">
            <text:p>13.9089941978455</text:p>
          </table:table-cell>
          <table:table-cell office:value-type="float" office:value="750.196299235026" calcext:value-type="float">
            <text:p>750.196299235026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1-Jun-2021 21:45:07</text:p>
          </table:table-cell>
          <table:table-cell office:value-type="string" calcext:value-type="string">
            <text:p>11-Jun-2021 21:45:11</text:p>
          </table:table-cell>
          <table:table-cell office:value-type="float" office:value="5" calcext:value-type="float">
            <text:p>5</text:p>
          </table:table-cell>
          <table:table-cell office:value-type="float" office:value="0.833078390359879" calcext:value-type="float">
            <text:p>0.833078390359879</text:p>
          </table:table-cell>
          <table:table-cell office:value-type="float" office:value="7.96665134429932" calcext:value-type="float">
            <text:p>7.96665134429932</text:p>
          </table:table-cell>
          <table:table-cell office:value-type="float" office:value="38.0808456420898" calcext:value-type="float">
            <text:p>38.0808456420898</text:p>
          </table:table-cell>
          <table:table-cell office:value-type="float" office:value="-96.4085052490234" calcext:value-type="float">
            <text:p>-96.4085052490234</text:p>
          </table:table-cell>
          <table:table-cell office:value-type="float" office:value="2584.47426757812" calcext:value-type="float">
            <text:p>2584.47426757812</text:p>
          </table:table-cell>
          <table:table-cell office:value-type="float" office:value="15.5152307510376" calcext:value-type="float">
            <text:p>15.5152307510376</text:p>
          </table:table-cell>
          <table:table-cell office:value-type="float" office:value="5.71322393417358" calcext:value-type="float">
            <text:p>5.71322393417358</text:p>
          </table:table-cell>
          <table:table-cell office:value-type="float" office:value="4.56570200920105" calcext:value-type="float">
            <text:p>4.56570200920105</text:p>
          </table:table-cell>
          <table:table-cell office:value-type="float" office:value="11.8648502349854" calcext:value-type="float">
            <text:p>11.8648502349854</text:p>
          </table:table-cell>
          <table:table-cell office:value-type="float" office:value="13.3936590194702" calcext:value-type="float">
            <text:p>13.3936590194702</text:p>
          </table:table-cell>
          <table:table-cell office:value-type="float" office:value="749.89560546875" calcext:value-type="float">
            <text:p>749.89560546875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1-Jun-2021 21:50:14</text:p>
          </table:table-cell>
          <table:table-cell office:value-type="string" calcext:value-type="string">
            <text:p>11-Jun-2021 21:50:16</text:p>
          </table:table-cell>
          <table:table-cell office:value-type="float" office:value="3" calcext:value-type="float">
            <text:p>3</text:p>
          </table:table-cell>
          <table:table-cell office:value-type="float" office:value="1.15647461016973" calcext:value-type="float">
            <text:p>1.15647461016973</text:p>
          </table:table-cell>
          <table:table-cell office:value-type="float" office:value="8.23181088765462" calcext:value-type="float">
            <text:p>8.23181088765462</text:p>
          </table:table-cell>
          <table:table-cell office:value-type="float" office:value="38.2504450480143" calcext:value-type="float">
            <text:p>38.2504450480143</text:p>
          </table:table-cell>
          <table:table-cell office:value-type="float" office:value="-96.5713119506836" calcext:value-type="float">
            <text:p>-96.5713119506836</text:p>
          </table:table-cell>
          <table:table-cell office:value-type="float" office:value="3567.61938476562" calcext:value-type="float">
            <text:p>3567.61938476562</text:p>
          </table:table-cell>
          <table:table-cell office:value-type="float" office:value="9.78454971313477" calcext:value-type="float">
            <text:p>9.78454971313477</text:p>
          </table:table-cell>
          <table:table-cell office:value-type="float" office:value="7.39300346374512" calcext:value-type="float">
            <text:p>7.39300346374512</text:p>
          </table:table-cell>
          <table:table-cell office:value-type="float" office:value="4.59380014737447" calcext:value-type="float">
            <text:p>4.59380014737447</text:p>
          </table:table-cell>
          <table:table-cell office:value-type="float" office:value="8.55851554870605" calcext:value-type="float">
            <text:p>8.55851554870605</text:p>
          </table:table-cell>
          <table:table-cell office:value-type="float" office:value="10.5972026189168" calcext:value-type="float">
            <text:p>10.5972026189168</text:p>
          </table:table-cell>
          <table:table-cell office:value-type="float" office:value="667.139770507812" calcext:value-type="float">
            <text:p>667.139770507812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1-Jun-2021 22:24:56</text:p>
          </table:table-cell>
          <table:table-cell office:value-type="string" calcext:value-type="string">
            <text:p>11-Jun-2021 22:24: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48055553436279" calcext:value-type="float">
            <text:p>5.48055553436279</text:p>
          </table:table-cell>
          <table:table-cell office:value-type="float" office:value="38.5641009012858" calcext:value-type="float">
            <text:p>38.5641009012858</text:p>
          </table:table-cell>
          <table:table-cell office:value-type="float" office:value="-97.0716272989909" calcext:value-type="float">
            <text:p>-97.0716272989909</text:p>
          </table:table-cell>
          <table:table-cell office:value-type="float" office:value="3246.23933919271" calcext:value-type="float">
            <text:p>3246.23933919271</text:p>
          </table:table-cell>
          <table:table-cell office:value-type="float" office:value="14.6125024159749" calcext:value-type="float">
            <text:p>14.6125024159749</text:p>
          </table:table-cell>
          <table:table-cell office:value-type="float" office:value="3.99450922012329" calcext:value-type="float">
            <text:p>3.99450922012329</text:p>
          </table:table-cell>
          <table:table-cell office:value-type="float" office:value="3.4405886332194" calcext:value-type="float">
            <text:p>3.4405886332194</text:p>
          </table:table-cell>
          <table:table-cell office:value-type="float" office:value="4.9205060005188" calcext:value-type="float">
            <text:p>4.9205060005188</text:p>
          </table:table-cell>
          <table:table-cell office:value-type="float" office:value="5.91629552841187" calcext:value-type="float">
            <text:p>5.91629552841187</text:p>
          </table:table-cell>
          <table:table-cell office:value-type="float" office:value="693.545328776042" calcext:value-type="float">
            <text:p>693.545328776042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1-Jun-2021 22:44:36</text:p>
          </table:table-cell>
          <table:table-cell office:value-type="string" calcext:value-type="string">
            <text:p>11-Jun-2021 22:44:39</text:p>
          </table:table-cell>
          <table:table-cell office:value-type="float" office:value="4" calcext:value-type="float">
            <text:p>4</text:p>
          </table:table-cell>
          <table:table-cell office:value-type="float" office:value="0.00100804982503178" calcext:value-type="float">
            <text:p>0.00100804982503178</text:p>
          </table:table-cell>
          <table:table-cell office:value-type="float" office:value="4.79645842313766" calcext:value-type="float">
            <text:p>4.79645842313766</text:p>
          </table:table-cell>
          <table:table-cell office:value-type="float" office:value="38.3795795440674" calcext:value-type="float">
            <text:p>38.3795795440674</text:p>
          </table:table-cell>
          <table:table-cell office:value-type="float" office:value="-96.8815517425537" calcext:value-type="float">
            <text:p>-96.8815517425537</text:p>
          </table:table-cell>
          <table:table-cell office:value-type="float" office:value="3246.60546875" calcext:value-type="float">
            <text:p>3246.60546875</text:p>
          </table:table-cell>
          <table:table-cell office:value-type="float" office:value="12.3778886795044" calcext:value-type="float">
            <text:p>12.3778886795044</text:p>
          </table:table-cell>
          <table:table-cell office:value-type="float" office:value="3.76056337356567" calcext:value-type="float">
            <text:p>3.76056337356567</text:p>
          </table:table-cell>
          <table:table-cell office:value-type="float" office:value="3.27912765741348" calcext:value-type="float">
            <text:p>3.27912765741348</text:p>
          </table:table-cell>
          <table:table-cell office:value-type="float" office:value="7.60615515708923" calcext:value-type="float">
            <text:p>7.60615515708923</text:p>
          </table:table-cell>
          <table:table-cell office:value-type="float" office:value="9.12636065483093" calcext:value-type="float">
            <text:p>9.12636065483093</text:p>
          </table:table-cell>
          <table:table-cell office:value-type="float" office:value="693.128677368164" calcext:value-type="float">
            <text:p>693.128677368164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1-Jun-2021 22:45:41</text:p>
          </table:table-cell>
          <table:table-cell office:value-type="string" calcext:value-type="string">
            <text:p>11-Jun-2021 22:45:43</text:p>
          </table:table-cell>
          <table:table-cell office:value-type="float" office:value="3" calcext:value-type="float">
            <text:p>3</text:p>
          </table:table-cell>
          <table:table-cell office:value-type="float" office:value="0.0271839791287978" calcext:value-type="float">
            <text:p>0.0271839791287978</text:p>
          </table:table-cell>
          <table:table-cell office:value-type="float" office:value="4.27183175086975" calcext:value-type="float">
            <text:p>4.27183175086975</text:p>
          </table:table-cell>
          <table:table-cell office:value-type="float" office:value="38.3027814229329" calcext:value-type="float">
            <text:p>38.3027814229329</text:p>
          </table:table-cell>
          <table:table-cell office:value-type="float" office:value="-96.8619206746419" calcext:value-type="float">
            <text:p>-96.8619206746419</text:p>
          </table:table-cell>
          <table:table-cell office:value-type="float" office:value="3061.15104166667" calcext:value-type="float">
            <text:p>3061.15104166667</text:p>
          </table:table-cell>
          <table:table-cell office:value-type="float" office:value="11.7734794616699" calcext:value-type="float">
            <text:p>11.7734794616699</text:p>
          </table:table-cell>
          <table:table-cell office:value-type="float" office:value="4.84898376464844" calcext:value-type="float">
            <text:p>4.84898376464844</text:p>
          </table:table-cell>
          <table:table-cell office:value-type="float" office:value="4.41876792907715" calcext:value-type="float">
            <text:p>4.41876792907715</text:p>
          </table:table-cell>
          <table:table-cell office:value-type="float" office:value="10.3036454518636" calcext:value-type="float">
            <text:p>10.3036454518636</text:p>
          </table:table-cell>
          <table:table-cell office:value-type="float" office:value="12.128383954366" calcext:value-type="float">
            <text:p>12.128383954366</text:p>
          </table:table-cell>
          <table:table-cell office:value-type="float" office:value="708.392171223958" calcext:value-type="float">
            <text:p>708.392171223958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not isolated, kind of mess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19:00:58.461713830</dc:date>
    <meta:editing-duration>PT8M18S</meta:editing-duration>
    <meta:editing-cycles>1</meta:editing-cycles>
    <meta:document-statistic meta:table-count="1" meta:cell-count="210" meta:object-count="0"/>
    <meta:generator>LibreOffice/7.3.7.2$Linux_X86_64 LibreOffice_project/30$Build-2</meta:generator>
  </office:meta>
</office:document-meta>
</file>